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office:automatic-styles>
  <office:body>
    <office:text>
      <text:p text:style-name="Text_20_body">Además del hoy famoso SARS-CoV2 o nuevo coronavirus que causa el COVID-19 muchos otros agentes patógenos se pueden transmitir usando las gotas de los fluidos que exhalamos por las vías respiratorias como la influenza estacional, la varicela, las paperas, la rubeola. Y en todos los casos las recomendaciones para reducir el contagio son similares, reducir el contacto de las personas ya infectadas con el resto de la población, cubrirse nariz y boca al momento de toser o estornudar, lavarse las manos constantemente, especialmente después de toser o estornudar, evitar tocarse la cara u a otras personas sin lavarse las manos. Todas estas medida son importantes pero dependen de la disciplina y disposición de cada persona, lo que dificulta que sean respetadas en sitios donde se concentran personas posiblemente enfermas con otros individuos sanos o que tienen otras dolencias. Esta es la situación que se puede vivir en salas de espera en hospitales, laboratorios de clínicos o farmacias, donde los pacientes con alguna de estas enfermedades acuden a recibir tratamiento y pueden exponer a personas no infectadas.</text:p>
      <text:p text:style-name="Text_20_body">Esta situación es difícil de controlar pero hay algunas acciones que pueden mitigar el riesgo como:</text:p>
      <text:list text:style-name="L1">
        <text:list-item>
          <text:p text:style-name="P1">Proveer a los pacientes infectados con cubrebocas para reducir su emisión de partículas posiblemente infectadas.</text:p>
        </text:list-item>
        <text:list-item>
          <text:p text:style-name="P1">Limpieza constante de las áreas en cuestión con sanitizantes.</text:p>
        </text:list-item>
        <text:list-item>
          <text:p text:style-name="P1">Refrescar o purificar el aire para reducir las partículas infecciosas en el mismo. Esto es especialmente crítico en ambientes hospitalarios donde la concentración de patógenos es mucho más elevada.</text:p>
        </text:list-item>
      </text:list>
      <text:p text:style-name="First_20_paragraph">En este sentido vale la pena recordar los mecánismos de transmisión vía aérea y como estas medidas pueden reducir la probabilidad de contagio.</text:p>
      <text:h text:style-name="Heading_20_2" text:outline-level="2"><text:bookmark-start text:name="el-aire-como-vehículo-de-transmisión"/>El aire como vehículo de transmisión<text:bookmark-end text:name="el-aire-como-vehículo-de-transmisión"/></text:h>
      <text:p text:style-name="First_20_paragraph">La mezcla de gases que conocemos como aire es un medio que permite el transporte de materiales no gaseosos como partículas sólidas de tamaños muy pequeños o líquidos en forma de pequeñas gotas. Estas mezclas son las conocidas como aerosoles, una abreviación de solución aérea, que consisten en suspensiones de un sistema de partículas liquidas o solidas en un gas, en este caso el aire. Por ello, además de todos los gases que ya conocemos que forman el aire, como óxigeno, nitrógeno o dióxido de carbono, tendremos cantidades variables de partículas, como polen, hollín, polvos finos y por supuesto, esporas o microorgánismos viables transportados en gotitas de saliva o emisiones nasales.</text:p>
      <text:p text:style-name="Text_20_body">Estas gotitas se generan de forma espontanea al toser, hablar o estornudar y permiten que un virus o agente infeccioso salga de su portador y pueda llegar a un nuevo huésped. La forma en que esto ocurre depende de varios factores, especialmente la capacidad del individuo infectado de excretar el agente infeccioso, el periódo de infección en el que se encuentre, ya que no en todo momento será transmisible o se encontrara en las vías respiratorias superiores, la cantidad de secreciones que genere, la humedad de las vías respiratorias que permitan la secreción, etc.<text:a xlink:type="simple" xlink:href="#f1" office:name=""><text:span text:style-name="Definition">1</text:span></text:a></text:p>
      <text:p text:style-name="Text_20_body">Estas gotitas pueden tener dos comportamientos, cuando son superiores a 5 micrometros (µm) llegan a una distancia máxima de 1 m del punto de emisión, por lo que cuando aumenta la distancia entre el infectado y el individuo susceptible se reduce claramente la probabilidad de infección. Este es el mecánismo principal de transmisión de diferentes microorgánismos como el meningococo, difteria los adenoviruso, rinovirus, el virus de la influenza y los coronavirus.</text:p>
      <text:p text:style-name="Text_20_body">Cuando las gotitas o partículas acuosas son menores a 5 µm la evaporación del líquido es mucho más rápida, fácilitando la aerosolización de la partícula y permaneciendo suspendida por más tiempo en el aire como un partícula de polvo. Según el tipo del patógeno se mantendrá infectante o no. Algunas enfermedades solo se transmite por este mecánismo como la tuberculosis. En otros casos pueden transmitirse tanto como aerosol como en forma de gotitas y por último están los casos de patógenos que solo en ciertas condiciones aprovechan esta forma de diseminación, este es el caso de los coronavirus humanos como el SARS-CoV2 ya que aún no existe suficiente evidencia sobre su comportamiento. En este caso, no basta la distancia de seguridad, sino que son necesarias medidas de aislamiento de los individuos infectados y el uso de respiradores de alta eficiencia que son capaces de detener las partículas de estas dimensiones.</text:p>
      <text:h text:style-name="Heading_20_2" text:outline-level="2"><text:bookmark-start text:name="el-virus-esta-en-el-aire"/>El virus esta en el aire…<text:bookmark-end text:name="el-virus-esta-en-el-aire"/></text:h>
      <text:p text:style-name="First_20_paragraph">La noción de que el aire puede contener elementos que causen enfermedades es incluso prevía a la noción de microorgánismos, aunque obviamente se desconocía el agente infeccioso. Los sistemas de aire acondicionado surgieron en parte por la idea de que estos podrían ayudar a detener enfermedades como la malaria, cuando aún no se conocía su mecánismo de transmisión. Sin embargo, estas ideas a finales del siglo XIX y principios del XX llevarón a la introducción de sistemas de purificación de aire cuando se comenzarón a usar dispositivos creados para ayudar a los bomberos y que filtraban las partículas tóxicas.</text:p>
      <text:p text:style-name="Text_20_body">Cuando un patógeno ya se encuentra en el aíre, es difícil controlar su dispersión y en el mejor de los casos se debería desplazar el aire contaminado para reducir su incidencia. Para ello se puede usar un sistema de ventilación natural o sistemas de presión negativa, como extractores que remuevan el aire contaminado del espacio y los sustituyan por aire limpio. Todo esto implica que se puede obtener una fuente de aire relativamente limpio y que el aire extraído se emite sin riesgos para terceros. Generalmente esto se puede lograr inyectando aire del exterior, pero hay casos en que esto no es posible, ya sea por la alta contaminación del aire exterior como por el riesgo de dispersión de los patógenos. Por ello la alternativa es la purificación tanto del aire ya contaminado para eliminar los elementos peligrosos, como del aire de recambio para evitar que este pueda contener un nuevo contaminante. La combinación de ventilación adecuada y filtración más recirculación del aire dentro de los espacio cerrados lleva a una reducción de la presencia de gotitas suspendidas en el aire.<text:a xlink:type="simple" xlink:href="#f2" office:name=""><text:span text:style-name="Definition">2</text:span></text:a></text:p>
      <text:p text:style-name="Text_20_body">Esto fue posible con la creación de los filtros de alta eficiencia para partículas, conocidos por sus siglas en inglés como HEPA (High-Efficiency Particulate Air Filter), creados originalmente para proteger de las partículas de los materiales radioactívos. El HEPA es también un estándar de eficiencia para filtros de aire que indica que el filtro es cápaz de eliminar al menos el 99.97% de las partículas de un diámetro igual a 0.3 µm.</text:p>
      <text:p text:style-name="Text_20_body">Si bién los filtros HEPA hacen un gran trabajo al retener partículas, muchos patógenos tienen dimensiones menores a los 0.3 µm y aunque el filtro puede retener partículas más pequeñas por procesos de difusión, existe el riesgo de que los patógenos de transmisión aérea pasen a través del filtro. De hecho, las partículas entre 0.1 y 0.3 µm son las más complicadas de retener.<text:a xlink:type="simple" xlink:href="#f2" office:name=""><text:span text:style-name="Definition">3</text:span></text:a> Otro problema de los filtros HEPA es que esos se pueden saturar y bloquear en ambientes muy contaminados, haciendo necesarío un cambio periódico que se puede ver atenuado con el uso de prefiltros que eliminen las partículas de mayor tamaño.</text:p>
      <text:h text:style-name="Heading_20_2" text:outline-level="2"><text:bookmark-start text:name="sumando-esfuerzos"/>Sumando esfuerzos<text:bookmark-end text:name="sumando-esfuerzos"/></text:h>
      <text:p text:style-name="First_20_paragraph">Otra limitación importante de los filtros como el HEPA, es su incapacidad para retener materiales en fase gaseosa, como los compuestos orgánicos volátiles o VOCs como son conocidos en inglés (<text:span text:style-name="T1">Volatile Organic Compounds</text:span>), Los VOCs son compuestos que se volatilizan durante ciertas actividades como la aplicación de pinturas, adhesivos y recubrimientos, pero otros se emiten de forma continua por los mismos materiales durante un tiempo después de su aplicación, como por ejemplo el formaldehído que se emite por algunos adhesivos de contrachapados y comprimidos de madera. Estos gases pueden ser tóxicos y cancerígenos.</text:p>
      <text:p text:style-name="Text_20_body">Considerando estas límitaciones, a los filtros HEPA tradicionales se les complementa con sistemas que reducen el impacto de estos vapores y también con la carga de patógenos. Uno de ellos es el filtro de carbón activo, que usa este material por su capacidad de absorción de compuestos químicos. Una alternativa con prestaciones similares es el uso de filtros de resinas de intercambio iónico que atrapan compuestos reteniendolos químicamente. Por ello, estos filtros son considerados químicos a diferencia de los filtros HEPA que funcionan por interacciones físicas y mecánicas.</text:p>
      <text:p text:style-name="Text_20_body">Si bien los filtros de carbón activo y los de resinas de intercambio pueden ayudar a reducir la carga de patógenos al retener los compuestos que conforman a los microorgánismos no necesariamente los inactivan sino que los retienen. Esto puede derivar en la formación de colonias de microorgánismos dentro de los sistemas de purificación que pueden llevar a resultados dramáticos como la distribución de esporas de moho o bacterias.</text:p>
      <text:h text:style-name="Heading_20_2" text:outline-level="2"><text:bookmark-start text:name="cómo-inactivar-virus-aéreos"/>¿Cómo inactivar virus aéreos?<text:bookmark-end text:name="cómo-inactivar-virus-aéreos"/></text:h>
      <text:p text:style-name="First_20_paragraph">En general los virus resisten mal la exposición al medio ambiente, especialmente por la incidencia de luz ultravioleta (UV) que daña sus estructuras proteicas. Por ello una de las primeras soluciones para reducir el impacto de estos patógenos en el aire es el uso de esta radiación. Para ello el aire puede ser expuesto a luz UV de preferencia de onda corta, conocida como UV-C, durante su paso por algún sistema de filtrado. Su eficacia depende de la velocidad del aire, la resistencia de los microbios, la humedad y los patrones de circulación de aire, por lo una sola exposición a la luz puede no ser suficiente y es recomendable el uso de sistemas de recirculación que expongan constantemente el aire a esta radiación. Adicionalmente hay que considerar que la luz UV debe colocarse de forma que la exposición a los usuarios sea mínima o nula.</text:p>
      <text:p text:style-name="Text_20_body">Una alternativa al uso de la luz UV es el empleo de generadores de plasma de baja temperatura que tienen una capacidad similar a la de la radiación ultravioleta con mejor eficacia. Los sistemas de plasma de baja temperatura ionizan los gases del aire para general el plasma, por lo que es importante diferenciarlos de los sistemas de plasma ya usados en esterilización, especialmente en la esterilización con peróxido de hidrógeno.</text:p>
      <text:h text:style-name="Heading_20_3" text:outline-level="3"><text:bookmark-start text:name="el-plasma-como-esterilizante"/>El plasma como esterilizante<text:bookmark-end text:name="el-plasma-como-esterilizante"/></text:h>
      <text:p text:style-name="First_20_paragraph">Los sistemas de esterilización por plasma de peróxido de hidrógeno generalmente crean una confusión acerca de la función del plasma en el proceso de esterilización. Esta confusión se debe a que el peróxido de hidrógeno es una sustancia con suficiente capacidad de esterilización, por lo que no es clara la función del plasma en el proceso. En un <text:a xlink:type="simple" xlink:href="./esterilizacion_baja_temperatura_parte2.html" office:name=""><text:span text:style-name="Definition">artículo</text:span></text:a> previo se aborda el papel del plasma en la esterilización con peróxido de hidrógeno, mejorando la eficacía del proceso. Hay que recordar que el plasma es un estado de la material en la que las moléculas de un gas se encuentran ionizados, esto significa que uno de sus electrones esta “separado” y por lo mismo la molécula posee una carga y es mucho más reactiva que en su estado de gas. En el caso del peróxido de hidrógeno, la acción oxidante de este compuesto se hace mucho más enérgica al ionizarlo, al mismo tiempo que acelera su degradación eliminando residuos del peróxido del material esterilizado.</text:p>
      <text:p text:style-name="Text_20_body">Sin embargo esta no es la única forma de usar plasmas para eliminar microorgánismos por lo que desde hace varios años se han usado diferentes tipos de plasma como agente esterilizante ya que su propiedad esencial, el estar compuesto por iones, lo hace interactuar químicamente con mucha facilidad alterando la composición y comportamiento de las superficies que entran en contacto con él. Esto aplica para las superficies de los microorgánismos que al ser expuestas en el plasma van a ver alterada sus capas de protección comprometiendo su viabilidad o actividad como en el caso de los virus.</text:p>
      <text:p text:style-name="Text_20_body">Para formar un plasma es necesario un gas y energía para ionizarlo. Incluso esto est posible con mezclas de gases como es el caso del aire, por lo que posible usar aire para producir plasma. De los gases del aíre, el óxigeno es especialmente util ya que al pasar al estado de plasma genera rádicales libres que son mucho más reactivos que el óxigeno gaseoso y provocan la oxidación enérgica de los materiales a los que se exponen.</text:p>
      <text:p text:style-name="Text_20_body">Así al generar plasma con aire contaminado, los contaminantes suspendidos a este se verán expuestos a reacciones químicas que degradaran a los materiales más sensibles. Este es el caso de las estructuras proteícas de los patógenos, pero también aplica para otras moléculas orgánicas que resultaran degradadas. Esto implica que vapores orgánicos como el formaldehído también se degradarán reduciendo su impacto y toxicidad.</text:p>
      <text:p text:style-name="Text_20_body">Adicionalmente, el efecto del plasma es menos sensible a la concentración de contaminantes del aire por lo que es más eficaz que la luz UV requiriendo menores exposiciones. Por ello se han comenzado a usar soluciones que incluyen sistemas de plasma para la esterilización de aire, que en combinación con sistemas de filtros HEPA y filtros químicos mejoran la calidad del aire de forma significativa. Estos sistemas pueden ser para su uso en <text:a xlink:type="simple" xlink:href="../../esterilizacion/esterilizador_de_aire.html" office:name=""><text:span text:style-name="Definition">interiores</text:span></text:a>, o para grandes volúmenes de aire como los que se <text:a xlink:type="simple" xlink:href="https://www.sciencealert.com/a-new-device-can-kill-99-9-of-an-airborne-virus-in-the-blink-of-an-eye" office:name=""><text:span text:style-name="Definition">están desarrollando</text:span></text:a> que podrían emplearse para la desinfección del aire en granjas.</text:p>
      <text:h text:style-name="Heading_20_2" text:outline-level="2"><text:bookmark-start text:name="parte-de-una-estrategía"/>Parte de una estrategía<text:bookmark-end text:name="parte-de-una-estrategía"/></text:h>
      <text:p text:style-name="First_20_paragraph">Un sistema de esterilización de aire u otras soluciones para eliminar posibles patógenos del aire, son importantes en ciertas condiciones para reducir el riesgo de transmisión, pero no remplazan a las medidas de protección personal, desinfección e higiene general. En el caso del SARS-CoV2 aún no existen datos suficientes para confirmar que este se puede contagiar por aerosoles, pero si por gotas microscópicas de fluidos infectados, por lo que reducir la contaminación en el aire al que están expuestos personas no infectadas puede ser de ayuda para reducir aún más el riesgo.</text:p>
      <text:p text:style-name="Text_20_body">Un esterilizador de aire por plasma, además no solo es una herramienta útil contra los virus sino que también eliminan agentes tóxicos como el formaldehído y a largo plazo mejoran la calidad de los espacios donde se pueden integrar y con ello la calidad de vida de las personas que los habitan.</text:p>
      <text:h text:style-name="Heading_20_2" text:outline-level="2"><text:bookmark-start text:name="referencias"/>Referencias<text:bookmark-end text:name="referencias"/></text:h>
      <text:p text:style-name="First_20_paragraph">1 Riquelme, Joel. «Transmisión de virus respiratorios». <text:span text:style-name="T1">Medwave</text:span> 5, n.º 06 (1 de julio de 2005). https://doi.org/10.5867/medwave.2005.06.2400.</text:p>
      <text:p text:style-name="Text_20_body">2 Aliabadi, Amir A., Steven N. Rogak, Karen H. Bartlett, y Sheldon I. Green. «Preventing Airborne Disease Transmission: Review of Methods for Ventilation Design in Health Care Facilities». <text:span text:style-name="T1">Advances in Preventive Medicine</text:span> 2011 (2011): 21. https://doi.org/10.4061/2011/124064.</text:p>
      <text:p text:style-name="Text_20_body">Cassella, Carly. «Genius New Device Can Kill 99.9% of an Airborne Virus in The Blink of an Eye». <text:span text:style-name="T1">ScienceAlert</text:span>. Accedido 1 de abril de 2020. https://www.sciencealert.com/a-new-device-can-kill-99-9-of-an-airborne-virus-in-the-blink-of-an-ey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